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5c1a" officeooo:paragraph-rsid="001d5c1a"/>
    </style:style>
    <style:style style:name="P2" style:family="paragraph" style:parent-style-name="Standard">
      <style:text-properties fo:color="#000000" officeooo:rsid="001d5c1a" officeooo:paragraph-rsid="001d5c1a"/>
    </style:style>
    <style:style style:name="P3" style:family="paragraph" style:parent-style-name="Standard">
      <style:text-properties fo:color="#000000" officeooo:rsid="00231cde" officeooo:paragraph-rsid="00231cde"/>
    </style:style>
    <style:style style:name="P4" style:family="paragraph" style:parent-style-name="Standard" style:list-style-name="L1">
      <style:text-properties fo:color="#3465a4" officeooo:rsid="001d5c1a" officeooo:paragraph-rsid="001d5c1a"/>
    </style:style>
    <style:style style:name="P5" style:family="paragraph" style:parent-style-name="Standard" style:list-style-name="L1">
      <style:text-properties fo:color="#800080" officeooo:rsid="001d5c1a" officeooo:paragraph-rsid="001d5c1a"/>
    </style:style>
    <style:style style:name="P6" style:family="paragraph" style:parent-style-name="Standard" style:list-style-name="L2">
      <style:text-properties fo:color="#800080" officeooo:rsid="0025db58" officeooo:paragraph-rsid="0025db58"/>
    </style:style>
    <style:style style:name="P7" style:family="paragraph" style:parent-style-name="Standard" style:list-style-name="L2">
      <style:text-properties fo:color="#800080" officeooo:rsid="00240549" officeooo:paragraph-rsid="00240549"/>
    </style:style>
    <style:style style:name="P8" style:family="paragraph" style:parent-style-name="Standard" style:list-style-name="L1">
      <style:text-properties fo:color="#acb20c" officeooo:rsid="001d5c1a" officeooo:paragraph-rsid="001d5c1a"/>
    </style:style>
    <style:style style:name="P9" style:family="paragraph" style:parent-style-name="Standard" style:list-style-name="L1">
      <style:text-properties fo:color="#000000" officeooo:rsid="001d5c1a" officeooo:paragraph-rsid="001d5c1a"/>
    </style:style>
    <style:style style:name="P10" style:family="paragraph" style:parent-style-name="Standard" style:list-style-name="L3">
      <style:text-properties fo:color="#000000" officeooo:rsid="001d5c1a" officeooo:paragraph-rsid="001d5c1a"/>
    </style:style>
    <style:style style:name="P11" style:family="paragraph" style:parent-style-name="Standard" style:list-style-name="L3">
      <style:text-properties fo:color="#000000" officeooo:rsid="0020c1aa" officeooo:paragraph-rsid="00214ccd"/>
    </style:style>
    <style:style style:name="P12" style:family="paragraph" style:parent-style-name="Standard" style:list-style-name="L1">
      <style:text-properties fo:color="#00a933" officeooo:rsid="001d5c1a" officeooo:paragraph-rsid="001d5c1a"/>
    </style:style>
    <style:style style:name="P13" style:family="paragraph" style:parent-style-name="Standard" style:list-style-name="L1">
      <style:text-properties fo:color="#b85c00" officeooo:rsid="0020eeba" officeooo:paragraph-rsid="0020eeba"/>
    </style:style>
    <style:style style:name="P14" style:family="paragraph" style:parent-style-name="Standard" style:list-style-name="L2">
      <style:text-properties fo:color="#b85c00" officeooo:rsid="0025db58" officeooo:paragraph-rsid="0025db58"/>
    </style:style>
    <style:style style:name="P15" style:family="paragraph" style:parent-style-name="Standard">
      <style:text-properties fo:color="#b85c00" officeooo:rsid="0025db58" officeooo:paragraph-rsid="0025db58"/>
    </style:style>
    <style:style style:name="P16" style:family="paragraph" style:parent-style-name="Standard" style:list-style-name="L2">
      <style:text-properties fo:color="#b85c00" officeooo:rsid="00240549" officeooo:paragraph-rsid="00240549"/>
    </style:style>
    <style:style style:name="P17" style:family="paragraph" style:parent-style-name="Standard" style:list-style-name="L2">
      <style:text-properties officeooo:paragraph-rsid="00240549"/>
    </style:style>
    <style:style style:name="P18" style:family="paragraph" style:parent-style-name="Standard" style:list-style-name="L2">
      <style:text-properties fo:color="#2a6099" officeooo:rsid="0025db58" officeooo:paragraph-rsid="0025db58"/>
    </style:style>
    <style:style style:name="P19" style:family="paragraph" style:parent-style-name="Standard">
      <style:text-properties fo:color="#2a6099" officeooo:rsid="0025db58" officeooo:paragraph-rsid="0028696e"/>
    </style:style>
    <style:style style:name="P20" style:family="paragraph" style:parent-style-name="Standard" style:list-style-name="L2">
      <style:text-properties fo:color="#2a6099" officeooo:rsid="00240549" officeooo:paragraph-rsid="00240549"/>
    </style:style>
    <style:style style:name="P21" style:family="paragraph" style:parent-style-name="Standard" style:list-style-name="L2">
      <style:text-properties fo:color="#2a6099" officeooo:rsid="0028696e" officeooo:paragraph-rsid="0028696e"/>
    </style:style>
    <style:style style:name="P22" style:family="paragraph" style:parent-style-name="Standard" style:list-style-name="L3">
      <style:text-properties officeooo:paragraph-rsid="001efcf4"/>
    </style:style>
    <style:style style:name="P23" style:family="paragraph" style:parent-style-name="Standard" style:list-style-name="L3">
      <style:text-properties officeooo:paragraph-rsid="00231cde"/>
    </style:style>
    <style:style style:name="P24" style:family="paragraph" style:parent-style-name="Standard" style:list-style-name="L3">
      <style:text-properties officeooo:paragraph-rsid="0028696e"/>
    </style:style>
    <style:style style:name="T1" style:family="text">
      <style:text-properties fo:color="#acb20c"/>
    </style:style>
    <style:style style:name="T2" style:family="text">
      <style:text-properties fo:color="#acb20c" officeooo:rsid="001d5c1a"/>
    </style:style>
    <style:style style:name="T3" style:family="text">
      <style:text-properties fo:color="#acb20c" officeooo:rsid="001efcf4"/>
    </style:style>
    <style:style style:name="T4" style:family="text">
      <style:text-properties fo:color="#acb20c" style:text-underline-style="none" officeooo:rsid="00214ccd"/>
    </style:style>
    <style:style style:name="T5" style:family="text">
      <style:text-properties fo:color="#acb20c" officeooo:rsid="00214ccd"/>
    </style:style>
    <style:style style:name="T6" style:family="text">
      <style:text-properties fo:color="#acb20c" fo:font-style="normal" style:text-underline-style="none" fo:font-weight="normal" officeooo:rsid="00231cde" fo:background-color="transparent" loext:char-shading-value="0" style:font-style-asian="normal" style:font-weight-asian="normal" style:font-style-complex="normal" style:font-weight-complex="normal"/>
    </style:style>
    <style:style style:name="T7" style:family="text">
      <style:text-properties fo:color="#000000"/>
    </style:style>
    <style:style style:name="T8" style:family="text">
      <style:text-properties fo:color="#000000" officeooo:rsid="001d5c1a"/>
    </style:style>
    <style:style style:name="T9" style:family="text">
      <style:text-properties fo:color="#000000" style:text-underline-style="solid" style:text-underline-width="auto" style:text-underline-color="font-color" officeooo:rsid="001d5c1a"/>
    </style:style>
    <style:style style:name="T10" style:family="text">
      <style:text-properties fo:color="#000000" style:text-underline-style="solid" style:text-underline-width="auto" style:text-underline-color="font-color" officeooo:rsid="001efcf4"/>
    </style:style>
    <style:style style:name="T11" style:family="text">
      <style:text-properties fo:color="#000000" officeooo:rsid="001efcf4"/>
    </style:style>
    <style:style style:name="T12" style:family="text">
      <style:text-properties fo:color="#000000" officeooo:rsid="001fc3c2"/>
    </style:style>
    <style:style style:name="T13" style:family="text">
      <style:text-properties fo:color="#000000" officeooo:rsid="0020c1aa"/>
    </style:style>
    <style:style style:name="T14" style:family="text">
      <style:text-properties fo:color="#000000" fo:font-weight="bold" officeooo:rsid="0020c1aa" style:font-weight-asian="bold" style:font-weight-complex="bold"/>
    </style:style>
    <style:style style:name="T15" style:family="text">
      <style:text-properties fo:color="#000000" fo:font-weight="bold" officeooo:rsid="0027c5a2" style:font-weight-asian="bold" style:font-weight-complex="bold"/>
    </style:style>
    <style:style style:name="T16" style:family="text">
      <style:text-properties fo:color="#000000" fo:font-weight="bold" officeooo:rsid="001efcf4" style:font-weight-asian="bold" style:font-weight-complex="bold"/>
    </style:style>
    <style:style style:name="T17" style:family="text">
      <style:text-properties fo:color="#000000" style:text-underline-style="none" officeooo:rsid="001efcf4"/>
    </style:style>
    <style:style style:name="T18" style:family="text">
      <style:text-properties fo:color="#000000" style:text-underline-style="none" officeooo:rsid="00214ccd"/>
    </style:style>
    <style:style style:name="T19" style:family="text">
      <style:text-properties fo:color="#000000" fo:font-style="italic" style:text-underline-style="solid" style:text-underline-width="auto" style:text-underline-color="font-color" fo:font-weight="bold" officeooo:rsid="00214ccd" style:font-style-asian="italic" style:font-weight-asian="bold" style:font-style-complex="italic" style:font-weight-complex="bold"/>
    </style:style>
    <style:style style:name="T20" style:family="text">
      <style:text-properties fo:color="#000000" fo:font-style="italic" style:text-underline-style="solid" style:text-underline-width="auto" style:text-underline-color="font-color" fo:font-weight="normal" officeooo:rsid="00231cde" style:font-style-asian="italic" style:font-weight-asian="normal" style:font-style-complex="italic" style:font-weight-complex="normal"/>
    </style:style>
    <style:style style:name="T21" style:family="text">
      <style:text-properties fo:color="#000000" fo:font-style="normal" style:text-underline-style="none" fo:font-weight="normal" officeooo:rsid="00214ccd" style:font-style-asian="normal" style:font-weight-asian="normal" style:font-style-complex="normal" style:font-weight-complex="normal"/>
    </style:style>
    <style:style style:name="T22" style:family="text">
      <style:text-properties fo:color="#000000" fo:font-style="normal" style:text-underline-style="none" fo:font-weight="normal" officeooo:rsid="00231cde" style:font-style-asian="normal" style:font-weight-asian="normal" style:font-style-complex="normal" style:font-weight-complex="normal"/>
    </style:style>
    <style:style style:name="T23" style:family="text">
      <style:text-properties fo:color="#000000" fo:font-style="normal" style:text-underline-style="none" fo:font-weight="normal" officeooo:rsid="00231cde" fo:background-color="transparent" loext:char-shading-value="0" style:font-style-asian="normal" style:font-weight-asian="normal" style:font-style-complex="normal" style:font-weight-complex="normal"/>
    </style:style>
    <style:style style:name="T24" style:family="text">
      <style:text-properties fo:color="#000000" officeooo:rsid="0027c5a2"/>
    </style:style>
    <style:style style:name="T25" style:family="text">
      <style:text-properties fo:color="#000000" fo:font-weight="normal" officeooo:rsid="0027c5a2" style:font-weight-asian="normal" style:font-weight-complex="normal"/>
    </style:style>
    <style:style style:name="T26" style:family="text">
      <style:text-properties fo:color="#000000" officeooo:rsid="0028696e"/>
    </style:style>
    <style:style style:name="T27" style:family="text">
      <style:text-properties fo:color="#3465a4"/>
    </style:style>
    <style:style style:name="T28" style:family="text">
      <style:text-properties fo:color="#3465a4" officeooo:rsid="001d5c1a"/>
    </style:style>
    <style:style style:name="T29" style:family="text">
      <style:text-properties fo:color="#3465a4" officeooo:rsid="001efcf4"/>
    </style:style>
    <style:style style:name="T30" style:family="text">
      <style:text-properties fo:color="#ff4000"/>
    </style:style>
    <style:style style:name="T31" style:family="text">
      <style:text-properties style:text-underline-style="solid" style:text-underline-width="auto" style:text-underline-color="font-color" officeooo:rsid="0020eeba"/>
    </style:style>
    <style:style style:name="T32" style:family="text">
      <style:text-properties fo:color="#800080"/>
    </style:style>
    <style:style style:name="T33" style:family="text">
      <style:text-properties fo:color="#800080" officeooo:rsid="001d5c1a"/>
    </style:style>
    <style:style style:name="T34" style:family="text">
      <style:text-properties fo:color="#800080" officeooo:rsid="001efcf4"/>
    </style:style>
    <style:style style:name="T35" style:family="text">
      <style:text-properties fo:color="#800080" officeooo:rsid="001fc3c2"/>
    </style:style>
    <style:style style:name="T36" style:family="text">
      <style:text-properties fo:color="#800080" officeooo:rsid="0020c1aa"/>
    </style:style>
    <style:style style:name="T37" style:family="text">
      <style:text-properties fo:color="#800080" officeooo:rsid="0020eeba"/>
    </style:style>
    <style:style style:name="T38" style:family="text">
      <style:text-properties fo:color="#800080" style:text-underline-style="none" officeooo:rsid="0020eeba"/>
    </style:style>
    <style:style style:name="T39" style:family="text">
      <style:text-properties fo:color="#800080" style:text-underline-style="none" officeooo:rsid="001efcf4"/>
    </style:style>
    <style:style style:name="T40" style:family="text">
      <style:text-properties fo:color="#800080" fo:font-style="normal" style:text-underline-style="none" fo:font-weight="normal" officeooo:rsid="00231cde" style:font-style-asian="normal" style:font-weight-asian="normal" style:font-style-complex="normal" style:font-weight-complex="normal"/>
    </style:style>
    <style:style style:name="T41" style:family="text">
      <style:text-properties fo:color="#800080" fo:font-style="normal" style:text-underline-style="none" fo:font-weight="normal" officeooo:rsid="00214ccd" style:font-style-asian="normal" style:font-weight-asian="normal" style:font-style-complex="normal" style:font-weight-complex="normal"/>
    </style:style>
    <style:style style:name="T42" style:family="text">
      <style:text-properties fo:color="#00a933" officeooo:rsid="001efcf4"/>
    </style:style>
    <style:style style:name="T43" style:family="text">
      <style:text-properties fo:color="#00a933" officeooo:rsid="001fc3c2"/>
    </style:style>
    <style:style style:name="T44" style:family="text">
      <style:text-properties fo:color="#00a933" officeooo:rsid="0020c1aa"/>
    </style:style>
    <style:style style:name="T45" style:family="text">
      <style:text-properties fo:color="#00a933" style:text-underline-style="none" officeooo:rsid="0020eeba"/>
    </style:style>
    <style:style style:name="T46" style:family="text">
      <style:text-properties fo:color="#00a933" style:text-underline-style="none" officeooo:rsid="001efcf4"/>
    </style:style>
    <style:style style:name="T47" style:family="text">
      <style:text-properties fo:color="#00a933" style:text-underline-style="none" officeooo:rsid="00214ccd"/>
    </style:style>
    <style:style style:name="T48" style:family="text">
      <style:text-properties fo:color="#00a933" fo:font-style="normal" style:text-underline-style="none" fo:font-weight="normal" officeooo:rsid="00231cde" style:font-style-asian="normal" style:font-weight-asian="normal" style:font-style-complex="normal" style:font-weight-complex="normal"/>
    </style:style>
    <style:style style:name="T49" style:family="text">
      <style:text-properties fo:color="#00a933" fo:font-style="normal" style:text-underline-style="none" fo:font-weight="normal" officeooo:rsid="00231cde" fo:background-color="transparent" loext:char-shading-value="0" style:font-style-asian="normal" style:font-weight-asian="normal" style:font-style-complex="normal" style:font-weight-complex="normal"/>
    </style:style>
    <style:style style:name="T50" style:family="text">
      <style:text-properties fo:color="#2a6099"/>
    </style:style>
    <style:style style:name="T51" style:family="text">
      <style:text-properties fo:color="#2a6099" officeooo:rsid="001efcf4"/>
    </style:style>
    <style:style style:name="T52" style:family="text">
      <style:text-properties fo:color="#2a6099" officeooo:rsid="0020c1aa"/>
    </style:style>
    <style:style style:name="T53" style:family="text">
      <style:text-properties fo:color="#2a6099" officeooo:rsid="0020eeba"/>
    </style:style>
    <style:style style:name="T54" style:family="text">
      <style:text-properties fo:color="#2a6099" style:text-underline-style="none"/>
    </style:style>
    <style:style style:name="T55" style:family="text">
      <style:text-properties fo:color="#2a6099" style:text-underline-style="none" officeooo:rsid="0020eeba"/>
    </style:style>
    <style:style style:name="T56" style:family="text">
      <style:text-properties fo:color="#2a6099" style:text-underline-style="none" officeooo:rsid="001efcf4"/>
    </style:style>
    <style:style style:name="T57" style:family="text">
      <style:text-properties fo:color="#2a6099" style:text-underline-style="none" officeooo:rsid="00214ccd"/>
    </style:style>
    <style:style style:name="T58" style:family="text">
      <style:text-properties fo:color="#2a6099" fo:font-style="normal" style:text-underline-style="none" fo:font-weight="normal" officeooo:rsid="00214ccd" style:font-style-asian="normal" style:font-weight-asian="normal" style:font-style-complex="normal" style:font-weight-complex="normal"/>
    </style:style>
    <style:style style:name="T59" style:family="text">
      <style:text-properties fo:color="#2a6099" fo:font-style="normal" style:text-underline-style="none" fo:font-weight="normal" officeooo:rsid="00231cde" style:font-style-asian="normal" style:font-weight-asian="normal" style:font-style-complex="normal" style:font-weight-complex="normal"/>
    </style:style>
    <style:style style:name="T60" style:family="text">
      <style:text-properties fo:color="#2a6099" fo:font-weight="bold" officeooo:rsid="0028696e" style:font-weight-asian="bold" style:font-weight-complex="bold"/>
    </style:style>
    <style:style style:name="T61" style:family="text">
      <style:text-properties officeooo:rsid="0020eeba"/>
    </style:style>
    <style:style style:name="T62" style:family="text">
      <style:text-properties style:text-underline-style="none"/>
    </style:style>
    <style:style style:name="T63" style:family="text">
      <style:text-properties style:text-underline-style="none" officeooo:rsid="0020eeba"/>
    </style:style>
    <style:style style:name="T64" style:family="text">
      <style:text-properties style:text-underline-style="none" officeooo:rsid="00214ccd"/>
    </style:style>
    <style:style style:name="T65" style:family="text">
      <style:text-properties style:text-underline-style="none" officeooo:rsid="001efcf4"/>
    </style:style>
    <style:style style:name="T66" style:family="text">
      <style:text-properties fo:color="#b85c00" style:text-underline-style="none" officeooo:rsid="0020eeba"/>
    </style:style>
    <style:style style:name="T67" style:family="text">
      <style:text-properties fo:color="#b85c00" style:text-underline-style="none" officeooo:rsid="00214ccd"/>
    </style:style>
    <style:style style:name="T68" style:family="text">
      <style:text-properties fo:color="#b85c00" officeooo:rsid="0027c5a2"/>
    </style:style>
    <style:style style:name="T69" style:family="text">
      <style:text-properties fo:color="#b85c00" officeooo:rsid="00240549"/>
    </style:style>
    <style:style style:name="T70" style:family="text">
      <style:text-properties officeooo:rsid="00240549"/>
    </style:style>
    <style:style style:name="T71" style:family="text">
      <style:text-properties fo:font-weight="bold" officeooo:rsid="0028696e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cco qui di seguito come si svolge in dettaglio una quaklunque partita, ma prima la legenda è d’obbligo:</text:p>
      <text:list xml:id="list2043228287" text:style-name="L1">
        <text:list-item>
          <text:p text:style-name="P4">Entità</text:p>
        </text:list-item>
        <text:list-item>
          <text:p text:style-name="P5">Attributi</text:p>
        </text:list-item>
        <text:list-item>
          <text:p text:style-name="P8">Fase</text:p>
        </text:list-item>
        <text:list-item>
          <text:p text:style-name="P9">Azione/ parole discorsive</text:p>
        </text:list-item>
        <text:list-item>
          <text:p text:style-name="P12">Utente/interazione diretta</text:p>
        </text:list-item>
        <text:list-item>
          <text:p text:style-name="P13">Metodi</text:p>
        </text:list-item>
      </text:list>
      <text:p text:style-name="P2"/>
      <text:p text:style-name="P3">Prima permettemi una panoramica delle possibili classi, dei loro attributi e dei loro metodi:</text:p>
      <text:list xml:id="list2645430554" text:style-name="L2">
        <text:list-item>
          <text:p text:style-name="P18">Lobby</text:p>
          <text:list>
            <text:list-item>
              <text:p text:style-name="P6">String idLobby</text:p>
            </text:list-item>
            <text:list-item>
              <text:p text:style-name="P6">int numGiocatoriTot</text:p>
            </text:list-item>
            <text:list-item>
              <text:p text:style-name="P6">int numGiocatoriCorr</text:p>
            </text:list-item>
            <text:list-item>
              <text:p text:style-name="P14">??</text:p>
            </text:list-item>
          </text:list>
        </text:list-item>
        <text:list-item>
          <text:p text:style-name="P20">DadoASeiFacce*</text:p>
          <text:list>
            <text:list-item>
              <text:p text:style-name="P7">??</text:p>
            </text:list-item>
            <text:list-item>
              <text:p text:style-name="P17"><text:span text:style-name="T68">int</text:span><text:span text:style-name="T69"> simulaLancio()</text:span></text:p>
            </text:list-item>
          </text:list>
        </text:list-item>
        <text:list-item>
          <text:p text:style-name="P20">Tabella</text:p>
          <text:list>
            <text:list-item>
              <text:p text:style-name="P7">??</text:p>
            </text:list-item>
            <text:list-item>
              <text:p text:style-name="P16">??</text:p>
            </text:list-item>
          </text:list>
        </text:list-item>
        <text:list-item>
          <text:p text:style-name="P20">Clessidra</text:p>
          <text:list>
            <text:list-item>
              <text:p text:style-name="P7">timer</text:p>
            </text:list-item>
            <text:list-item>
              <text:p text:style-name="P7">final int TEMPO_DI_GIOCO = 180;</text:p>
            </text:list-item>
            <text:list-item>
              <text:p text:style-name="P7">final int RESET = 0;</text:p>
            </text:list-item>
            <text:list-item>
              <text:p text:style-name="P16">void setTimer(int);</text:p>
            </text:list-item>
            <text:list-item>
              <text:p text:style-name="P16">void count();</text:p>
            </text:list-item>
          </text:list>
        </text:list-item>
        <text:list-item>
          <text:p text:style-name="P18">Player</text:p>
          <text:list>
            <text:list-item>
              <text:p text:style-name="P6">String nomeUtente</text:p>
            </text:list-item>
            <text:list-item>
              <text:p text:style-name="P6">List&lt;&gt; listaPlayer</text:p>
            </text:list-item>
            <text:list-item>
              <text:p text:style-name="P6">int punteggio</text:p>
            </text:list-item>
            <text:list-item>
              <text:p text:style-name="P6">(int punteggioConfermato)</text:p>
            </text:list-item>
            <text:list-item>
              <text:p text:style-name="P6">(bool verificaCompletata)</text:p>
            </text:list-item>
            <text:list-item>
              <text:p text:style-name="P14">(confermaPunteggio();)</text:p>
            </text:list-item>
            <text:list-item>
              <text:p text:style-name="P14">segnalazioneParola();</text:p>
            </text:list-item>
          </text:list>
        </text:list-item>
        <text:list-item>
          <text:p text:style-name="P21">TabellaDelleTrascrizioni<text:span text:style-name="T7">: questa non è un’entità ben definita, è più un oggetto la cui struttura ci permettiamo di definirla successivamente.<text:line-break/>Ci permettiamo questo lusso poiché l’oggetto è sempre e comunque passivo, si presenta ne più ne meno come un semplice file.</text:span></text:p>
        </text:list-item>
      </text:list>
      <text:p text:style-name="P15"/>
      <text:p text:style-name="P19">*<text:span text:style-name="T24">Per il </text:span><text:span text:style-name="T70">DadoASeiFacce </text:span><text:span text:style-name="T24">supponiamo di avvalerci di un oggetto prefabbricato o di, comunque un oggetto molto semplice che disponga di un metodo randomico che restituisca un numero (1-6) il quale poi andrà confrontato con la </text:span><text:span text:style-name="T71">TabellaDelleTrascrizioni</text:span><text:span text:style-name="T25">, una cosa che contiene la congruenza di carattere che ogni faccia di ogni dado conserva.</text:span></text:p>
      <text:p text:style-name="P2"/>
      <text:p text:style-name="P2">Bene, partiamo:</text:p>
      <text:list xml:id="list2496249144" text:style-name="L3">
        <text:list-item>
          <text:p text:style-name="P10">Per quanto riguarda lo svolgimento della <text:span text:style-name="T1">Fase </text:span><text:span text:style-name="T5">di lobby</text:span><text:span text:style-name="T1"> </text:span>non mi dilungherò nelle interazioni, in quanto non fanno parte dello svolgimento della partita.<text:line-break/>Ci basti sapere, per ora, che per la <text:span text:style-name="T27">Lobby </text:span>corrente devono essere verificati una serie di <text:span text:style-name="T32">Attributi</text:span><text:span text:style-name="T30"> </text:span>come ad esempio: <text:s/><text:span text:style-name="T32">numGiocatoriTot, numGiocatoriCorr, infoHost, ecc...</text:span>. Per adesso non me ne vengono in mente altri, in quanto il flag della lobby piena lo si può evincere dagli attributi sopra citati.</text:p>
        </text:list-item>
        <text:list-item>
          <text:p text:style-name="P24"><text:soft-page-break/><text:span text:style-name="T8">La </text:span><text:span text:style-name="T2">Fase </text:span><text:span text:style-name="T5">di gioco</text:span><text:span text:style-name="T2"> </text:span><text:span text:style-name="T8">comincia non appena la lobby risulta piena (indicativamente </text:span><text:span text:style-name="T33">numGiocatoriTot == numGiocatoriCorr</text:span><text:span text:style-name="T8">). Entrano in gioco una marea di classi e di azioni a questo punto.<text:line-break/>Provando ad andare per ordine si può notare che per prima cosa </text:span><text:span text:style-name="T9">sedici istanze</text:span><text:span text:style-name="T8"> di </text:span><text:span text:style-name="T28">DadoASeiFacce </text:span><text:span text:style-name="T11">vengono lanciate e la </text:span><text:span text:style-name="T34">facciaXDadoY</text:span><text:span text:style-name="T11">* che viene randomicamente selezionata viene disposta sull’elemento grafico </text:span><text:span text:style-name="T51">Tabella</text:span><text:span text:style-name="T11">.<text:line-break/>A questo punto l’elemento </text:span><text:span text:style-name="T29">Clessidra </text:span><text:span text:style-name="T11">comincerà a operare decrementando il proprio </text:span><text:span text:style-name="T34">timer </text:span><text:span text:style-name="T11">(di valore </text:span><text:span text:style-name="T10">tre minuti</text:span><text:span text:style-name="T11">, ricordo).<text:line-break/>I </text:span><text:span text:style-name="T51">Player</text:span><text:span text:style-name="T11">, </text:span><text:span text:style-name="T12">ognuno</text:span><text:span text:style-name="T11"> dei quali provvisto della propria </text:span><text:span text:style-name="T35">listaPlayer</text:span><text:span text:style-name="T12">**, provvederà ad </text:span><text:span text:style-name="T43">annotare le parole all’interno della </text:span><text:span text:style-name="T35">listaPlayer</text:span><text:span text:style-name="T12">, la quale, a mio avviso, come unico controllo dovrebbe vigilare sull’inserimento di duplicati. Non vi è modo di cancellare elementi dalla </text:span><text:span text:style-name="T35">listaPlayer</text:span><text:span text:style-name="T12"> una volta inseriti.</text:span><text:span text:style-name="T11"><text:line-break/>Nel caso un </text:span><text:span text:style-name="T51">Player</text:span><text:span text:style-name="T34"> </text:span><text:span text:style-name="T11">dovesse </text:span><text:span text:style-name="T42">abbandonare </text:span><text:span text:style-name="T11">la partita questa verrà immediatamente terminata.<text:line-break/>*È chiaro che ogni faccia di ogni ogni dado deve essere strettamente </text:span><text:span text:style-name="T26">diversificata </text:span><text:span text:style-name="T11">all’interno del dado stesso, </text:span><text:span text:style-name="T26">per ricollegare la faccia del tal dado alla </text:span><text:span text:style-name="T60">TabellaDelleTrascrizioni</text:span><text:span text:style-name="T16">.</text:span></text:p>
        </text:list-item>
        <text:list-item>
          <text:p text:style-name="P22"><text:span text:style-name="T11">Una volta che il </text:span><text:span text:style-name="T34">timer </text:span><text:span text:style-name="T11">della </text:span><text:span text:style-name="T51">Clessidra</text:span><text:span text:style-name="T11"> sarà sceso a ‘0’ si entrerà nella </text:span><text:span text:style-name="T3">Fase </text:span><text:span text:style-name="T5">di valutazione</text:span><text:span text:style-name="T11">. </text:span><text:span text:style-name="T13">In questa fase il </text:span><text:span text:style-name="T52">SistemaDiVerifica </text:span><text:span text:style-name="T13">si occuperà di </text:span><text:span text:style-name="T44">dare i relativi punteggi </text:span><text:span text:style-name="T13">alle parole contenute nelle </text:span><text:span text:style-name="T36">listaPlayer </text:span><text:span text:style-name="T13">di tutti i </text:span><text:span text:style-name="T52">Player</text:span><text:span text:style-name="T36"> </text:span><text:span text:style-name="T13">in contemporanea. Per fare ciò </text:span><text:span text:style-name="T52">SistemaDiVerifica </text:span><text:span text:style-name="T13">dovrà </text:span><text:span text:style-name="T44">interfacciarsi</text:span><text:span text:style-name="T13"> col </text:span><text:span text:style-name="T52">Dizionario</text:span><text:span text:style-name="T13"> e, tramite degli appositi metodi, stabilire i punteggi di ogni elemento.<text:line-break/>P.S. I </text:span><text:span text:style-name="T52">Player</text:span><text:span text:style-name="T13"> </text:span><text:span text:style-name="T14">NON sono a conoscenza</text:span><text:span text:style-name="T13"> di questa fase, </text:span><text:span text:style-name="T14">NON ci interagiscono</text:span><text:span text:style-name="T13"> in alcun modo.</text:span></text:p>
        </text:list-item>
        <text:list-item>
          <text:p text:style-name="P11">Una volta che il <text:span text:style-name="T32">punteggio </text:span>provvisorio associato ad ogni <text:span text:style-name="T32">listaPlayer</text:span> è stato computato si comincia con la <text:span text:style-name="T1">Fase </text:span><text:span text:style-name="T5">di verifica</text:span>. <text:line-break/>In questa fase il <text:s/><text:span text:style-name="T32">punteggio </text:span>passa da provvisorio a non provvisorio (magari suddividendo il punteggio in due attributi distinti (per fini statistici), o con un apposito flag magari <text:span text:style-name="T32">punteggioConfermato</text:span>).<text:line-break/><text:span text:style-name="T61">Il </text:span><text:span text:style-name="T37">timer </text:span><text:span text:style-name="T61">della</text:span> <text:span text:style-name="T50">Clessidra</text:span><text:span text:style-name="T53"> </text:span><text:span text:style-name="T61">viene settato nuovamente a </text:span><text:span text:style-name="T31">tre minuti</text:span><text:span text:style-name="T63"> e ai </text:span><text:span text:style-name="T55">Player </text:span><text:span text:style-name="T63">viene permesso di </text:span><text:span text:style-name="T45">visionare </text:span><text:span text:style-name="T63">indiscriminatamente tutte le </text:span><text:span text:style-name="T38">listaPlayer </text:span><text:span text:style-name="T63">in gioco. I </text:span><text:span text:style-name="T55">Player</text:span><text:span text:style-name="T63">, </text:span><text:span text:style-name="T45">interrogando</text:span><text:span text:style-name="T55"> </text:span><text:span text:style-name="T63">il </text:span><text:span text:style-name="T55">Dizionario</text:span><text:span text:style-name="T63">, hanno la possibilità di controllare le varie parole e la loro veridicità. Secondo me sarebbe utile mettere in piedi un’infrastruttura di </text:span><text:span text:style-name="T66">segnalazioneParola()</text:span><text:span text:style-name="T63"> con la quale i </text:span><text:span text:style-name="T55">Player </text:span><text:span text:style-name="T45">segnalano </text:span><text:span text:style-name="T63">al </text:span><text:span text:style-name="T55">Sistema</text:span><text:span text:style-name="T63"> delle criticità (magari ipotizzo un apposito menù a tendina con dell criticità predefinite) il quale poi fornirà loro una spiegazione o il ricalcolo dei </text:span><text:span text:style-name="T38">punteggio</text:span><text:span text:style-name="T63">, se necessario.<text:line-break/>Se tutti i </text:span><text:span text:style-name="T38">Player</text:span><text:span text:style-name="T63"> nella </text:span><text:span text:style-name="T55">Sessione</text:span><text:span text:style-name="T63"> marcano il flag </text:span><text:span text:style-name="T38">verificaCompletata </text:span><text:span text:style-name="T63">(marcatura naturalmente gestita da un apposito metodo, magari </text:span><text:span text:style-name="T67">verificaCompletata</text:span><text:span text:style-name="T64"> o</text:span><text:span text:style-name="T67"> completamentoVerifica()</text:span><text:span text:style-name="T63">) </text:span><text:span text:style-name="T64">il </text:span><text:span text:style-name="T38">timer </text:span><text:span text:style-name="T63">della</text:span><text:span text:style-name="T62"> </text:span><text:span text:style-name="T54">Clessidra</text:span><text:span text:style-name="T55"> </text:span><text:span text:style-name="T63">viene </text:span><text:span text:style-name="T64">annullato e si procede con la fase successiva.<text:line-break/>Anche in questo caso se</text:span><text:span text:style-name="T65"> un </text:span><text:span text:style-name="T56">Player</text:span><text:span text:style-name="T39"> </text:span><text:span text:style-name="T65">dovesse </text:span><text:span text:style-name="T46">abbandonare </text:span><text:span text:style-name="T65">la partita questa verrà immediatamente terminata.</text:span></text:p>
        </text:list-item>
        <text:list-item>
          <text:p text:style-name="P23"><text:span text:style-name="T17">S</text:span><text:span text:style-name="T18">i passa così alla </text:span><text:span text:style-name="T4">Fase di conclusione</text:span><text:span text:style-name="T18">. Come primissima azione il </text:span><text:span text:style-name="T57">Sistema </text:span><text:span text:style-name="T47">valuta </text:span><text:span text:style-name="T18">la </text:span><text:span text:style-name="T19">condizione di vittoria</text:span><text:span text:style-name="T21"> (</text:span><text:span text:style-name="T41">punteggioPlayerX</text:span><text:span text:style-name="T21"> &gt;= </text:span><text:span text:style-name="T41">punteggioVittoria</text:span><text:span text:style-name="T21">[variabile final di </text:span><text:span text:style-name="T58">Sistema </text:span><text:span text:style-name="T21">di valore, in questo caso, </text:span><text:span text:style-name="T41">50</text:span><text:span text:style-name="T21">]).<text:line-break/></text:span><text:span text:style-name="T22">Se la condizione di vittoria è </text:span><text:span text:style-name="T20">superata</text:span><text:span text:style-name="T22">:<text:line-break/>Il </text:span><text:span text:style-name="T40">nomeUtente </text:span><text:span text:style-name="T22">del</text:span><text:span text:style-name="T59"> Player</text:span><text:span text:style-name="T22"> viene mostrato sullo schermo di tutti (più nomi se ci fossero più vincitori a pari merito).<text:line-break/>Il</text:span><text:span text:style-name="T59"> Sistema</text:span><text:span text:style-name="T48"> computa </text:span><text:span text:style-name="T22">e</text:span><text:span text:style-name="T48"> mostra </text:span><text:span text:style-name="T22">una classifica generale della partita.<text:line-break/>La partita finisce, bisogna creare un “meccanismo” di fine partita e ritorno alla schermata lobby.<text:line-break/>Se la condizione di vittoria è </text:span><text:span text:style-name="T20">non superata</text:span><text:span text:style-name="T22">:<text:line-break/>Il </text:span><text:span text:style-name="T59">Sistema </text:span><text:span text:style-name="T22">si </text:span><text:span text:style-name="T49">reitera </text:span><text:span text:style-name="T23">dalla </text:span><text:span text:style-name="T6">Fase di gioco</text:span><text:span text:style-name="T23">, mantenendo tutti i dati attuali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5T12:09:20.110000000</meta:creation-date>
    <dc:date>2020-05-28T13:14:39.959000000</dc:date>
    <meta:editing-duration>PT1H17M5S</meta:editing-duration>
    <meta:editing-cycles>4</meta:editing-cycles>
    <meta:generator>LibreOffice/6.4.2.2$Windows_X86_64 LibreOffice_project/4e471d8c02c9c90f512f7f9ead8875b57fcb1ec3</meta:generator>
    <meta:document-statistic meta:table-count="0" meta:image-count="0" meta:object-count="0" meta:page-count="2" meta:paragraph-count="41" meta:word-count="801" meta:character-count="5192" meta:non-whitespace-character-count="4466"/>
  </office:meta>
</office:document-meta>
</file>